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teralExpressionTests.getValu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teralExpressionTests.isWri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teralExpressionTests.getValueType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teralExpressionTests.getValueWithSuppliedEvalu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teralExpressionTests.s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iteralExpressionTests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teralExpressionTests.getExpression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